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co13" style:family="table-column">
      <style:table-column-properties fo:break-before="auto" style:column-width="4.0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style:font-name="Menlo"/>
    </style:style>
    <style:style style:name="ce122" style:family="table-cell" style:parent-style-name="Default">
      <style:table-cell-properties fo:background-color="#ff0000"/>
      <style:text-properties fo:color="#ffffff" style:font-name="Menlo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<text:span text:style-name="T1">~force_brk ? curr_pc_p1 :</text:span> curr_p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<text:span text:style-name="T1">~force_brk ? I_rd_data : </text:span>8’h00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I_addr_carry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mask_p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C_bit] ? (curr_t_p1) : 0</text:span>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Z_bit] ? (curr_t_p1) : </text:span>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N_bit] ? (curr_t_p1) : </text:span>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V_bit] ? (curr_t_p1) </text:span>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force_irq_mask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0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defaults" table:style-name="ta1">
        <table:table-column table:style-name="co13" table:number-columns-repeated="3" table:default-cell-style-name="ce86"/>
        <table:table-column table:style-name="co1" table:number-columns-repeated="1021" table:default-cell-style-name="ce90"/>
        <table:table-row table:style-name="ro1">
          <table:table-cell table:style-name="ce118" office:value-type="string" calcext:value-type="string">
            <text:p>target</text:p>
          </table:table-cell>
          <table:table-cell table:style-name="ce118" office:value-type="string" calcext:value-type="string">
            <text:p>reset</text:p>
          </table:table-cell>
          <table:table-cell table:style-name="ce118" office:value-type="string" calcext:value-type="string">
            <text:p>default</text:p>
          </table:table-cell>
          <table:table-cell table:style-name="ce122" table:number-columns-repeated="1021"/>
        </table:table-row>
        <table:table-row table:style-name="ro1">
          <table:table-cell office:value-type="string" calcext:value-type="string">
            <text:p>O_addr</text:p>
          </table:table-cell>
          <table:table-cell table:number-columns-repeated="2" office:value-type="string" calcext:value-type="string">
            <text:p>curr_p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_alu_ctl</text:p>
          </table:table-cell>
          <table:table-cell table:number-columns-repeated="2" office:value-type="string" calcext:value-type="string">
            <text:p>control_n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_alu_lh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_alu_rh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_alu_car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00-00-00</text:date>, <text:time style:data-style-name="N2" text:time-value="01:45:46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11T00:43:42.426000000</dc:date>
    <meta:editing-duration>P11DT9H20M39S</meta:editing-duration>
    <meta:editing-cycles>722</meta:editing-cycles>
    <meta:generator>LibreOffice/7.1.2.2$Windows_X86_64 LibreOffice_project/8a45595d069ef5570103caea1b71cc9d82b2aae4</meta:generator>
    <meta:document-statistic meta:table-count="4" meta:cell-count="344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